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5.9972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ro1" style:family="table-row">
      <style:table-row-properties style:row-height="0.3681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header-rows>
          <table:table-row table:style-name="ro1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3-02-18T13:21:16.6" calcext:value-type="date">
            <text:p>02/18/2023</text:p>
          </table:table-cell>
          <table:table-cell table:style-name="ce9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Basin volume. 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Lists rad, len, del, and tan of an arc or pline. 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/43560. Add text to drawing with AC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. Add text to drawing with LF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<text:span text:style-name="T2">Area of entity/43560/640. Add text to drawing with SQ. MI.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<text:span text:style-name="T2">Area of entity/9. Add text to drawing with SY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Offset with one pick to multiple distances and layers. 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6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6" table:number-rows-repeated="1048171">
          <table:table-cell table:number-columns-repeated="1020"/>
        </table:table-row>
        <table:table-row table:style-name="ro7" table:number-rows-repeated="46">
          <table:table-cell table:number-columns-repeated="1020"/>
        </table:table-row>
        <table:table-row table:style-name="ro7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57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8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number:min-decimal-places="1" number:min-integer-digits="1" number:grouping="true"/>
    </number:number-style>
    <number:number-style style:name="N12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fill-character> </number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number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" style:display-name="PageStyle_A" style:page-layout-name="Mpm2">
      <style:header style:display="false">
        <style:region-left>
          <text:p><text:span text:style-name="MT1"><text:s/></text:span><text:span text:style-name="MT1"><text:date style:data-style-name="N2" text:date-value="2023-02-18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3-02-18">00/00/0000</text:date></text:span></text:p>
        </style:region-left>
      </style:header-left>
      <style:header-first style:display="false"/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m Haws</meta:initial-creator>
    <dc:date>2023-02-18T13:21:18.425000000</dc:date>
    <meta:editing-duration>P4DT22H8M9S</meta:editing-duration>
    <meta:editing-cycles>38</meta:editing-cycles>
    <meta:generator>LibreOffice/7.4.3.2$Windows_X86_64 LibreOffice_project/1048a8393ae2eeec98dff31b5c133c5f1d08b890</meta:generator>
    <meta:document-statistic meta:table-count="4" meta:cell-count="2635" meta:object-count="0"/>
  </office:meta>
</office:document-meta>
</file>